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fo:font-weight="bold" style:font-name-asian="Times New Roman" style:font-weight-asian="bold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GB" fo:font-weight="bold" style:font-weight-asian="bold" style:font-size-complex="14pt" style:font-weight-complex="bold"/>
    </style:style>
    <style:style style:name="T6" style:family="text">
      <style:text-properties fo:language="en" fo:country="GB" style:font-size-complex="14pt"/>
    </style:style>
    <style:style style:name="T7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T8" style:family="text">
      <style:text-properties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51cm" draw:z-index="0"><draw:image xlink:href="../../odt_eng/images/0070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Linear with non-sensitivity zone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5cm" svg:height="1.27cm" draw:z-index="0"><draw:image xlink:href="../../odt_eng/images/007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4">vectorized </text:span></text:span><text:span text:style-name="Основной_20_шрифт_20_абзаца"><text:span text:style-name="T2">and implements the transformation of the vector of input signals by means of uniform non-linear static characteristic of <text:s/>“linear with non-sensitivity zone” type as per the following algorithm:</text:span></text:span></text:p>
            <text:p text:style-name="P5"><text:span text:style-name="Основной_20_шрифт_20_абзаца"><text:span text:style-name="T8"><draw:frame draw:style-name="fr3" draw:name="Графический объект3" text:anchor-type="as-char" svg:y="0cm" svg:width="2.538cm" svg:height="2.223cm" draw:z-index="0"><draw:image xlink:href="../../odt_eng/images/0070_static.png" xlink:type="simple" xlink:show="embed" xlink:actuate="onLoad"/></draw:frame></text:span></text:span></text:p>
            <text:p text:style-name="P5"><draw:frame draw:style-name="fr4" draw:name="Объект1" text:anchor-type="as-char" svg:width="6.765cm" svg:height="1.916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4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2">is for the vector of input signals,</text:span></text:span><text:span text:style-name="Основной_20_шрифт_20_абзаца"><text:span text:style-name="T2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2">is for the vector of output signals,</text:span></text:span><text:span text:style-name="Основной_20_шрифт_20_абзаца"><text:span text:style-name="T2"><draw:frame draw:style-name="fr4" draw:name="Объект4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2">is for the amplification coefficient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6">:</text:span></text:span></text:p>
            <text:list xml:id="list6883412999278964081" text:style-name="L1">
              <text:list-item>
                <text:p text:style-name="P7"><text:span text:style-name="Основной_20_шрифт_20_абзаца"><text:span text:style-name="T2">Argument lower limit – the property</text:span></text:span><text:span text:style-name="Основной_20_шрифт_20_абзаца"><text:span text:style-name="T2"><draw:frame draw:style-name="fr4" draw:name="Объект5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Argument upper limit – the property</text:span></text:span><text:span text:style-name="Основной_20_шрифт_20_абзаца"><text:span text:style-name="T2"><draw:frame draw:style-name="fr4" draw:name="Объект6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Amplification coefficient – the property</text:span></text:span><text:span text:style-name="Основной_20_шрифт_20_абзаца"><text:span text:style-name="T2"><draw:frame draw:style-name="fr4" draw:name="Объект7" text:anchor-type="as-char" svg:width="0.485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Text_20_body"><text:span text:style-name="Основной_20_шрифт_20_абзаца"><text:span text:style-name="T4">Note:</text:span></text:span><text:span text:style-name="Основной_20_шрифт_20_абзаца"><text:span text:style-name="T2"> in order to implement the vector processing any signals to be transformed shall be “compressed” in a vector input signal by means of a typical</text:span></text:span><text:span text:style-name="Основной_20_шрифт_20_абзаца"><text:span text:style-name="T7"> Multiplexer</text:span></text:span><text:span text:style-name="Основной_20_шрифт_20_абзаца"><text:span text:style-name="T2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инейное с зоной нечувствительности</dc:title>
    <meta:creation-date>2012-01-25T07:00:00</meta:creation-date>
    <dc:date>2012-03-04T20:09:49.80</dc:date>
    <meta:editing-cycles>74</meta:editing-cycles>
    <meta:editing-duration>PT3H6M5S</meta:editing-duration>
    <dc:creator>Александр </dc:creator>
    <meta:document-statistic meta:table-count="1" meta:image-count="3" meta:object-count="7" meta:page-count="1" meta:paragraph-count="14" meta:word-count="112" meta:character-count="68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70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(x(t)-a), ~ if ~ x(t) &lt; a #
alignl 0, ~ if ~ a &lt;= x(t) &lt;= b #
alignl k cdot (x(t)-b), ~ if ~ x(t) &gt;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